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05cm" fo:margin-left="-0.041cm" fo:margin-right="-0.009cm" table:align="margins" style:writing-mode="lr-tb"/>
    </style:style>
    <style:style style:name="Таблица1.A" style:family="table-column">
      <style:table-column-properties style:column-width="1.293cm" style:rel-column-width="733*"/>
    </style:style>
    <style:style style:name="Таблица1.B" style:family="table-column">
      <style:table-column-properties style:column-width="4.128cm" style:rel-column-width="2340*"/>
    </style:style>
    <style:style style:name="Таблица1.C" style:family="table-column">
      <style:table-column-properties style:column-width="1.27cm" style:rel-column-width="720*"/>
    </style:style>
    <style:style style:name="Таблица1.D" style:family="table-column">
      <style:table-column-properties style:column-width="1.035cm" style:rel-column-width="587*"/>
    </style:style>
    <style:style style:name="Таблица1.E" style:family="table-column">
      <style:table-column-properties style:column-width="1.505cm" style:rel-column-width="853*"/>
    </style:style>
    <style:style style:name="Таблица1.I" style:family="table-column">
      <style:table-column-properties style:column-width="1.429cm" style:rel-column-width="810*"/>
    </style:style>
    <style:style style:name="Таблица1.J" style:family="table-column">
      <style:table-column-properties style:column-width="1.746cm" style:rel-column-width="990*"/>
    </style:style>
    <style:style style:name="Таблица1.K" style:family="table-column">
      <style:table-column-properties style:column-width="2.835cm" style:rel-column-width="1607*"/>
    </style:style>
    <style:style style:name="Таблица1.1" style:family="table-row">
      <style:table-row-properties style:min-row-height="1.349cm" style:keep-together="true" fo:keep-together="auto"/>
    </style:style>
    <style:style style:name="Таблица1.A1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.K1" style:family="table-cell">
      <style:table-cell-properties style:vertical-align="middle" fo:padding="0.191cm" fo:border="0.018cm solid #000000" style:writing-mode="lr-tb"/>
    </style:style>
    <style:style style:name="Таблица1.2" style:family="table-row">
      <style:table-row-properties style:min-row-height="0.926cm" style:keep-together="true" fo:keep-together="auto"/>
    </style:style>
    <style:style style:name="Таблица1.E2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437cm" style:keep-together="true" fo:keep-together="auto"/>
    </style:style>
    <style:style style:name="Таблица1.A3" style:family="table-cell">
      <style:table-cell-properties style:vertical-align="top" fo:padding="0.191cm" fo:border-left="0.018cm solid #000000" fo:border-right="none" fo:border-top="none" fo:border-bottom="0.018cm solid #000000" style:writing-mode="lr-tb"/>
    </style:style>
    <style:style style:name="Таблица1.K3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Таблица1.4" style:family="table-row">
      <style:table-row-properties style:min-row-height="0.582cm" style:keep-together="true" fo:keep-together="auto"/>
    </style:style>
    <style:style style:name="Таблица1.A4" style:family="table-cell">
      <style:table-cell-properties style:vertical-align="bottom" fo:padding="0.191cm" fo:border-left="0.018cm solid #000000" fo:border-right="none" fo:border-top="none" fo:border-bottom="0.018cm solid #000000" style:writing-mode="lr-tb"/>
    </style:style>
    <style:style style:name="Таблица1.K4" style:family="table-cell">
      <style:table-cell-properties style:vertical-align="bottom" fo:padding="0.191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997cm" fo:margin-left="0.005cm" fo:margin-right="-0.002cm" table:align="margins" style:shadow="none" style:may-break-between-rows="false" style:writing-mode="lr-tb"/>
    </style:style>
    <style:style style:name="Таблица3.A" style:family="table-column">
      <style:table-column-properties style:column-width="0.926cm" style:rel-column-width="525*"/>
    </style:style>
    <style:style style:name="Таблица3.B" style:family="table-column">
      <style:table-column-properties style:column-width="8.255cm" style:rel-column-width="4680*"/>
    </style:style>
    <style:style style:name="Таблица3.C" style:family="table-column">
      <style:table-column-properties style:column-width="9.816cm" style:rel-column-width="556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8.971cm" fo:margin-left="0.005cm" fo:margin-right="0.025cm" table:align="margins" style:writing-mode="lr-tb"/>
    </style:style>
    <style:style style:name="Таблица4.A" style:family="table-column">
      <style:table-column-properties style:column-width="8.387cm" style:rel-column-width="4755*"/>
    </style:style>
    <style:style style:name="Таблица4.B" style:family="table-column">
      <style:table-column-properties style:column-width="2.54cm" style:rel-column-width="1440*"/>
    </style:style>
    <style:style style:name="Таблица4.C" style:family="table-column">
      <style:table-column-properties style:column-width="8.043cm" style:rel-column-width="4560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.C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9.001cm" table:align="margins" style:may-break-between-rows="false"/>
    </style:style>
    <style:style style:name="Таблица5.A" style:family="table-column">
      <style:table-column-properties style:column-width="4.75cm" style:rel-column-width="16383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000000" fo:font-size="14pt" fo:language="ru" fo:country="RU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>
      <style:paragraph-properties fo:text-align="justify" style:justify-single-word="false"/>
      <style:text-properties fo:language="ru" fo:country="RU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0" style:family="paragraph" style:parent-style-name="Standard">
      <style:paragraph-properties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style:snap-to-layout-grid="false"/>
      <style:text-properties style:use-window-font-color="true" fo:font-size="10pt" fo:font-weight="normal" fo:background-color="#ffff00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-0.032cm" fo:margin-right="0cm" fo:text-indent="0cm" style:auto-text-indent="false" style:snap-to-layout-grid="false"/>
      <style:text-properties fo:font-size="9pt" fo:language="ru" fo:country="RU" fo:font-weight="bold" style:font-size-asian="9pt" style:font-weight-asian="bold" style:font-size-complex="9pt"/>
    </style:style>
    <style:style style:name="P24" style:family="paragraph" style:parent-style-name="Standard">
      <style:paragraph-properties fo:margin-left="0cm" fo:margin-right="-0.191cm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8" style:family="paragraph" style:parent-style-name="Table_20_Contents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margin-left="-0.217cm" fo:margin-right="-0.005cm" fo:text-align="center" style:justify-single-word="false" fo:text-indent="0cm" style:auto-text-indent="false" style:snap-to-layout-grid="false"/>
      <style:text-properties style:use-window-font-color="true" fo:font-size="12pt" fo:background-color="transparent" style:font-size-asian="12pt" style:font-size-complex="12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32" style:family="paragraph" style:parent-style-name="Standard" style:list-style-name="WW8Num6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33" style:family="paragraph" style:parent-style-name="Standard" style:list-style-name="WW8Num6">
      <style:paragraph-properties fo:text-align="justify" style:justify-single-word="false">
        <style:tab-stops>
          <style:tab-stop style:position="13.97cm"/>
        </style:tab-stops>
      </style:paragraph-properties>
      <style:text-properties fo:font-size="14pt" fo:language="ru" fo:country="RU" style:font-size-asian="14pt" style:font-size-complex="14pt"/>
    </style:style>
    <style:style style:name="P34" style:family="paragraph" style:parent-style-name="Standard" style:list-style-name="WW8Num6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font-size-asian="14pt" style:font-size-complex="14pt" fo:hyphenate="false" fo:hyphenation-remain-char-count="2" fo:hyphenation-push-char-count="2"/>
    </style:style>
    <style:style style:name="P35" style:family="paragraph" style:parent-style-name="Standard" style:list-style-name="WW8Num6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36" style:family="paragraph" style:parent-style-name="Standard" style:list-style-name="WW8Num3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37" style:family="paragraph" style:parent-style-name="Standard" style:list-style-name="WW8Num6">
      <style:paragraph-properties fo:text-align="start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38" style:family="paragraph" style:parent-style-name="Standard" style:list-style-name="WW8Num3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9" style:family="paragraph" style:parent-style-name="Standard">
      <style:paragraph-properties fo:text-align="center" style:justify-single-word="false" style:snap-to-layout-grid="false"/>
      <style:text-properties fo:language="ru" fo:country="RU"/>
    </style:style>
    <style:style style:name="P40" style:family="paragraph" style:parent-style-name="Standard">
      <style:paragraph-properties style:snap-to-layout-grid="false"/>
      <style:text-properties style:use-window-font-color="true" fo:font-size="12pt" fo:background-color="transparent" style:font-size-asian="12pt" style:font-size-complex="12pt"/>
    </style:style>
    <style:style style:name="P41" style:family="paragraph" style:parent-style-name="Standard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style:snap-to-layout-grid="false"/>
      <style:text-properties style:use-window-font-color="true" fo:font-size="12pt" fo:language="ru" fo:country="RU" fo:background-color="transparent" style:font-size-asian="12pt" style:font-size-complex="12pt"/>
    </style:style>
    <style:style style:name="P44" style:family="paragraph" style:parent-style-name="Standard" style:list-style-name="WW8Num7">
      <style:paragraph-properties fo:margin-left="1.905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5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font-size-asian="14pt" style:font-size-complex="14pt"/>
    </style:style>
    <style:style style:name="P46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fo:language="ru" fo:country="RU"/>
    </style:style>
    <style:style style:name="P47" style:family="paragraph" style:parent-style-name="Standard" style:list-style-name="WW8Num6" style:master-page-name="">
      <style:paragraph-properties fo:text-align="justify" style:justify-single-word="false" fo:keep-together="always" fo:hyphenation-ladder-count="no-limit" style:page-number="auto" fo:keep-with-next="always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48" style:family="paragraph" style:parent-style-name="Standard" style:master-page-name="">
      <style:paragraph-properties fo:margin-left="0cm" fo:margin-right="0cm" fo:text-align="justify" style:justify-single-word="false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49" style:family="paragraph" style:parent-style-name="Standard" style:master-page-name="">
      <style:paragraph-properties fo:margin-left="0cm" fo:margin-right="0cm" fo:text-align="justify" style:justify-single-word="false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50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fo:language="ru" fo:country="RU" style:font-size-asian="10pt" style:font-size-complex="10pt"/>
    </style:style>
    <style:style style:name="P51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52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fo:language="ru" fo:country="RU" style:font-size-asian="10pt" style:font-size-complex="10pt"/>
    </style:style>
    <style:style style:name="P53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style:font-size-asian="10pt" style:font-size-complex="10pt"/>
    </style:style>
    <style:style style:name="P54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55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style:font-size-asian="10pt" style:font-size-complex="10pt"/>
    </style:style>
    <style:style style:name="P56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57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58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59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1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2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style:text-underline-style="solid" style:text-underline-width="auto" style:text-underline-color="font-color" fo:font-weight="bold" fo:background-color="#00ffff" style:font-weight-asian="bold"/>
    </style:style>
    <style:style style:name="T4" style:family="text">
      <style:text-properties style:text-underline-style="solid" style:text-underline-width="auto" style:text-underline-color="font-color" fo:background-color="transparent"/>
    </style:style>
    <style:style style:name="T5" style:family="text">
      <style:text-properties style:text-underline-style="solid" style:text-underline-width="auto" style:text-underline-color="font-color" fo:background-color="#00ffff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fo:background-color="transparent" style:font-size-asian="14pt" style:font-weight-asian="bold" style:font-size-complex="14pt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bold" fo:background-color="#00ffff" style:font-size-asian="14pt" style:font-weight-asian="bold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fo:background-color="#00ffff" style:font-size-asian="14pt" style:font-size-complex="14pt"/>
    </style:style>
    <style:style style:name="T13" style:family="text">
      <style:text-properties fo:font-size="14pt" fo:background-color="transparent" style:font-size-asian="14pt" style:font-size-complex="14pt"/>
    </style:style>
    <style:style style:name="T14" style:family="text">
      <style:text-properties fo:font-weight="bold" style:font-weight-asian="bold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7" style:family="text">
      <style:text-properties style:use-window-font-color="true" fo:font-weight="normal" fo:background-color="transparent" style:font-weight-asian="normal" style:font-weight-complex="normal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background-color="transparent"/>
    </style:style>
    <style:style style:name="T2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АКТ</text:p>
      <text:p text:style-name="P4">Комплексной проверки состояния работ по ГПО</text:p>
      <text:p text:style-name="P6"><text:span text:style-name="T6">на кафедре </text:span><text:span text:style-name="T2">${doc.chair_abbr}</text:span><text:span text:style-name="T13"> </text:span><text:span text:style-name="T6">факультета</text:span><text:span text:style-name="T7"> </text:span><text:span text:style-name="T8">_______</text:span></text:p>
      <text:p text:style-name="P3">Проверка состояния работ по ГПО на вышеуказанной кафедре проводится <text:s/></text:p>
      <text:p text:style-name="P7"><text:span text:style-name="T9">« <text:s text:c="3"/>» <text:s text:c="20"/>20 <text:s text:c="4"/>г.</text:span><text:span text:style-name="T6"> в комиссией в составе:</text:span></text:p>
      <text:list xml:id="list54345155" text:style-name="WW8Num7">
        <text:list-item>
          <text:p text:style-name="P44">Поздеева АФ., директор ЦИОТ</text:p>
        </text:list-item>
        <text:list-item>
          <text:p text:style-name="P44">Петрова Г.В., инженер ЦИОТ</text:p>
        </text:list-item>
      </text:list>
      <text:p text:style-name="P1">Комиссия констатирует следующее:</text:p>
      <text:list xml:id="list1499973156" text:style-name="WW8Num6">
        <text:list-item>
          <text:p text:style-name="P32">Количество студентов в группах ГПО по приказам <text:span text:style-name="T1">${doc.count_participants}</text:span><text:span text:style-name="T15"> </text:span>чел., реально __ чел., из них студентов 3-4 курса по приказам<text:span text:style-name="T20"> </text:span><text:span text:style-name="T4">${doc.count_participants_3_4}</text:span><text:span text:style-name="T17"> </text:span><text:span text:style-name="T20">,</text:span> реально ____:</text:p>
        </text:list-item>
      </text:list>
      <text:p text:style-name="P2">Ответственный за ГПО на кафедре <text:span text:style-name="T16">${doc.mentor}</text:span></text:p>
      <text:list xml:id="list1854890647" text:continue-numbering="true" text:style-name="WW8Num6">
        <text:list-item>
          <text:p text:style-name="P32"><text:span text:style-name="T14">Присутствие руководителей и участников групп ГПО на рабочих местах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 table:number-columns-repeated="3"/>
        <table:table-column table:style-name="Таблица1.I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rows-spanned="2" office:value-type="string">
            <text:p text:style-name="P8">Ауд.</text:p>
          </table:table-cell>
          <table:table-cell table:style-name="Таблица1.A1" table:number-rows-spanned="2" office:value-type="string">
            <text:p text:style-name="P8">ФИО руководителя </text:p>
          </table:table-cell>
          <table:table-cell table:style-name="Таблица1.A1" table:number-rows-spanned="2" office:value-type="string">
            <text:p text:style-name="P17">Проект</text:p>
          </table:table-cell>
          <table:table-cell table:style-name="Таблица1.A1" table:number-rows-spanned="2" office:value-type="string">
            <text:p text:style-name="P18">ТЗ</text:p>
          </table:table-cell>
          <table:table-cell table:style-name="Таблица1.A1" table:number-columns-spanned="2" office:value-type="string">
            <text:p text:style-name="P9">Ст. 3-4 курса по приказам</text:p>
          </table:table-cell>
          <table:covered-table-cell/>
          <table:table-cell table:style-name="Таблица1.A1" table:number-columns-spanned="2" office:value-type="string">
            <text:p text:style-name="P9">Ст. 3-4 курса на момент проверки</text:p>
          </table:table-cell>
          <table:covered-table-cell/>
          <table:table-cell table:style-name="Таблица1.A1" table:number-rows-spanned="2" office:value-type="string">
            <text:p text:style-name="P10">Время проверки</text:p>
          </table:table-cell>
          <table:table-cell table:style-name="Таблица1.A1" table:number-rows-spanned="2" office:value-type="string">
            <text:p text:style-name="P23">Запол-нение журн. посещ.</text:p>
          </table:table-cell>
          <table:table-cell table:style-name="Таблица1.K1" table:number-rows-spanned="2" office:value-type="string">
            <text:p text:style-name="P9">Примечани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1"><text:span text:style-name="T14">3</text:span><text:span text:style-name="T19"> курса</text:span></text:p>
          </table:table-cell>
          <table:table-cell table:style-name="Таблица1.E2" office:value-type="string">
            <text:p text:style-name="P11"><text:span text:style-name="T14">4</text:span><text:span text:style-name="T19"> курса</text:span></text:p>
          </table:table-cell>
          <table:table-cell table:style-name="Таблица1.E2" office:value-type="string">
            <text:p text:style-name="P11"><text:span text:style-name="T14">3</text:span><text:span text:style-name="T19"> курса</text:span></text:p>
          </table:table-cell>
          <table:table-cell table:style-name="Таблица1.E2" office:value-type="string">
            <text:p text:style-name="P11"><text:span text:style-name="T14">4 </text:span><text:span text:style-name="T19">курса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22"><text:script script:language="jooscript">@table:table-row
[#list doc.projects.project as p]</text:script></text:p>
          </table:table-cell>
          <table:table-cell table:style-name="Таблица1.E2" office:value-type="string">
            <text:p text:style-name="P19">${p.managers}</text:p>
          </table:table-cell>
          <table:table-cell table:style-name="Таблица1.E2" office:value-type="string">
            <text:p text:style-name="P20">${p.cipher}</text:p>
          </table:table-cell>
          <table:table-cell table:style-name="Таблица1.E2" office:value-type="string">
            <text:p text:style-name="P13"/>
          </table:table-cell>
          <table:table-cell table:style-name="Таблица1.E2" office:value-type="string">
            <text:p text:style-name="P13">${p.count_participants_3}</text:p>
          </table:table-cell>
          <table:table-cell table:style-name="Таблица1.E2" office:value-type="string">
            <text:p text:style-name="P13">${p.count_participants_4}</text:p>
          </table:table-cell>
          <table:table-cell table:style-name="Таблица1.E2" office:value-type="string">
            <text:p text:style-name="P13"/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K3" office:value-type="string">
            <text:p text:style-name="P22"><text:script script:language="jooscript">@/table:table-row
[/#list]</text:script></text:p>
          </table:table-cell>
        </table:table-row>
        <table:table-row table:style-name="Таблица1.4">
          <table:table-cell table:style-name="Таблица1.A4" office:value-type="string">
            <text:p text:style-name="P25">Итого</text:p>
          </table:table-cell>
          <table:table-cell table:style-name="Таблица1.A4" office:value-type="string">
            <text:p text:style-name="P16">${doc.count_managers}</text:p>
          </table:table-cell>
          <table:table-cell table:style-name="Таблица1.A4" office:value-type="string">
            <text:p text:style-name="P16">${doc.count_projects}</text:p>
          </table:table-cell>
          <table:table-cell table:style-name="Таблица1.A4" office:value-type="string">
            <text:p text:style-name="P21"/>
          </table:table-cell>
          <table:table-cell table:style-name="Таблица1.A4" office:value-type="string">
            <text:p text:style-name="P21">${doc.count_participants_3}</text:p>
          </table:table-cell>
          <table:table-cell table:style-name="Таблица1.A4" office:value-type="string">
            <text:p text:style-name="P21">${doc.count_participants_4}</text:p>
          </table:table-cell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24"/>
          </table:table-cell>
          <table:table-cell table:style-name="Таблица1.K4" office:value-type="string">
            <text:p text:style-name="P15"/>
          </table:table-cell>
        </table:table-row>
      </table:table>
      <text:p text:style-name="P3">Всего студентов 3-4 курса из групп ГПО в течение дня ГПО присутств._______ чел.</text:p>
      <text:list xml:id="list1046528040" text:continue-numbering="true" text:style-name="WW8Num6">
        <text:list-item>
          <text:p text:style-name="P35">Заполнение электронных журналов посещаемости занятий ГПО<text:tab/><text:tab/><text:tab/>да/нет</text:p>
        </text:list-item>
        <text:list-item>
          <text:p text:style-name="P35">Наличие графиков работы групп ГПО<text:tab/><text:tab/><text:tab/><text:tab/><text:tab/><text:tab/><text:tab/>да/нет</text:p>
        </text:list-item>
        <text:list-item>
          <text:p text:style-name="P35">Наличие графиков работы руководителей групп ГПО<text:tab/><text:tab/><text:tab/><text:tab/>да/нет</text:p>
        </text:list-item>
        <text:list-item>
          <text:p text:style-name="P33"><text:span text:style-name="T1">Технические задания на проекты<text:tab/><text:tab/><text:tab/>да/нет</text:span>;</text:p>
        </text:list-item>
        <text:list-item>
          <text:p text:style-name="P37">Индивидуальные учебные планы для студентов 2, 5 курса и участников межкафедральных проектов<text:tab/><text:tab/><text:tab/>да/нет; </text:p>
        </text:list-item>
        <text:list-item>
          <text:p text:style-name="P47">Информация о лабораториях ГПО:</text:p>
        </text:list-item>
      </text:list>
      <table:table table:name="Таблица5" table:style-name="Таблица5">
        <table:table-column table:style-name="Таблица5.A" table:number-columns-repeated="4"/>
        <table:table-row>
          <table:table-cell table:style-name="Таблица5.A1" office:value-type="string">
            <text:p text:style-name="P27">Перечень лабораторий ГПО</text:p>
          </table:table-cell>
          <table:table-cell table:style-name="Таблица5.A1" office:value-type="string">
            <text:p text:style-name="P26"/>
          </table:table-cell>
          <table:table-cell table:style-name="Таблица5.A1" office:value-type="string">
            <text:p text:style-name="P26"/>
          </table:table-cell>
          <table:table-cell table:style-name="Таблица5.D1" office:value-type="string">
            <text:p text:style-name="P27">Примечание</text:p>
          </table:table-cell>
        </table:table-row>
        <table:table-row>
          <table:table-cell table:style-name="Таблица5.A2" office:value-type="string">
            <text:p text:style-name="P27">Кол-во раб. мест в лаб. ГПО</text:p>
          </table:table-cell>
          <table:table-cell table:style-name="Таблица5.A2" office:value-type="string">
            <text:p text:style-name="P26"/>
          </table:table-cell>
          <table:table-cell table:style-name="Таблица5.A2" office:value-type="string">
            <text:p text:style-name="P26"/>
          </table:table-cell>
          <table:table-cell table:style-name="Таблица5.D2" office:value-type="string">
            <text:p text:style-name="P26"/>
          </table:table-cell>
        </table:table-row>
        <table:table-row>
          <table:table-cell table:style-name="Таблица5.A2" office:value-type="string">
            <text:p text:style-name="P27">Журнал инструктажа</text:p>
          </table:table-cell>
          <table:table-cell table:style-name="Таблица5.A2" office:value-type="string">
            <text:p text:style-name="P26"/>
          </table:table-cell>
          <table:table-cell table:style-name="Таблица5.A2" office:value-type="string">
            <text:p text:style-name="P26"/>
          </table:table-cell>
          <table:table-cell table:style-name="Таблица5.D2" office:value-type="string">
            <text:p text:style-name="P26"/>
          </table:table-cell>
        </table:table-row>
        <table:table-row>
          <table:table-cell table:style-name="Таблица5.A2" office:value-type="string">
            <text:p text:style-name="P27">Наличие графика загрузки лаборатории ГПО</text:p>
          </table:table-cell>
          <table:table-cell table:style-name="Таблица5.A2" office:value-type="string">
            <text:p text:style-name="P26"/>
          </table:table-cell>
          <table:table-cell table:style-name="Таблица5.A2" office:value-type="string">
            <text:p text:style-name="P26"/>
          </table:table-cell>
          <table:table-cell table:style-name="Таблица5.D2" office:value-type="string">
            <text:p text:style-name="P26"/>
          </table:table-cell>
        </table:table-row>
      </table:table>
      <text:list xml:id="list989902177" text:continue-numbering="true" text:style-name="WW8Num6">
        <text:list-item>
          <text:p text:style-name="P34"><text:span text:style-name="T1">Наличие рабочих программ по дисциплинам ГПО1-ГПО4<text:tab/><text:tab/><text:tab/>да/нет</text:span>;</text:p>
        </text:list-item>
        <text:list-item>
          <text:p text:style-name="P45"><text:soft-page-break/><text:span text:style-name="T1">Наличие в индивидуальных планах работы преподавателей нагрузки, выделяемой для руководителей ГПО</text:span>:</text:p>
        </text:list-item>
      </text:list>
      <text:p text:style-name="P46">Список руководителей проектных групп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2">№</text:p>
          </table:table-cell>
          <table:table-cell table:style-name="Таблица3.A1" office:value-type="string">
            <text:p text:style-name="P11">Ф. И. О.</text:p>
          </table:table-cell>
          <table:table-cell table:style-name="Таблица3.C1" office:value-type="string">
            <text:p text:style-name="P11">Нагрузка ГПО</text:p>
          </table:table-cell>
        </table:table-row>
        <table:table-row table:style-name="Таблица3.1">
          <table:table-cell table:style-name="Таблица3.A1" office:value-type="string">
            <text:p text:style-name="P29"><text:script script:language="jooscript">@table:table-row
[#list doc.managers.manager as m]</text:script> ${m_index + 1}</text:p>
          </table:table-cell>
          <table:table-cell table:style-name="Таблица3.A1" office:value-type="string">
            <text:p text:style-name="P15">${m.name}</text:p>
          </table:table-cell>
          <table:table-cell table:style-name="Таблица3.C1" office:value-type="string">
            <text:p text:style-name="P28"><text:script script:language="jooscript">@/table:table-row
[/#list]</text:script></text:p>
          </table:table-cell>
        </table:table-row>
      </table:table>
      <text:list xml:id="list56644739" text:continue-numbering="true" text:style-name="WW8Num6">
        <text:list-item>
          <text:p text:style-name="P35">Информация по взаимодействию с предприятиями: </text:p>
        </text:list-item>
      </text:list>
      <text:list xml:id="list299008465" text:style-name="WW8Num3">
        <text:list-item>
          <text:p text:style-name="P36">договора<text:tab/><text:tab/><text:tab/><text:tab/><text:tab/><text:tab/><text:tab/><text:tab/><text:tab/><text:tab/><text:tab/><text:tab/><text:tab/></text:p>
        </text:list-item>
        <text:list-item>
          <text:p text:style-name="P38"><text:tab/><text:tab/><text:tab/><text:tab/><text:tab/><text:tab/><text:tab/><text:tab/><text:tab/><text:tab/><text:tab/><text:tab/><text:tab/><text:tab/></text:p>
        </text:list-item>
        <text:list-item>
          <text:p text:style-name="P36">акты о внедрении<text:tab/><text:tab/><text:tab/><text:tab/><text:tab/><text:tab/><text:tab/><text:tab/><text:tab/><text:tab/><text:tab/><text:tab/></text:p>
        </text:list-item>
        <text:list-item>
          <text:p text:style-name="P38"><text:tab/><text:tab/><text:tab/><text:tab/><text:tab/><text:tab/><text:tab/><text:tab/><text:tab/><text:tab/><text:tab/><text:tab/><text:tab/><text:tab/></text:p>
        </text:list-item>
      </text:list>
      <text:list xml:id="list2080296846" text:continue-list="list56644739" text:style-name="WW8Num6">
        <text:list-item>
          <text:p text:style-name="P35">Регистрация и ведение проектов в АИС «Проекты ГПО»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9">Регистрация проектов в АИС</text:p>
          </table:table-cell>
          <table:table-cell table:style-name="Таблица4.A1" office:value-type="string">
            <text:p text:style-name="P39">Количество</text:p>
          </table:table-cell>
          <table:table-cell table:style-name="Таблица4.C1" office:value-type="string">
            <text:p text:style-name="P39">Примечание</text:p>
          </table:table-cell>
        </table:table-row>
        <table:table-row table:style-name="Таблица4.1">
          <table:table-cell table:style-name="Таблица4.A1" office:value-type="string">
            <text:p text:style-name="P43">Всего проектов на кафедре</text:p>
          </table:table-cell>
          <table:table-cell table:style-name="Таблица4.A1" office:value-type="string">
            <text:p text:style-name="P16">${doc.count_projects}</text:p>
          </table:table-cell>
          <table:table-cell table:style-name="Таблица4.C1" office:value-type="string">
            <text:p text:style-name="P40"/>
          </table:table-cell>
        </table:table-row>
        <table:table-row table:style-name="Таблица4.1">
          <table:table-cell table:style-name="Таблица4.A1" office:value-type="string">
            <text:p text:style-name="P43">Заполненных тематических карт проектов</text:p>
          </table:table-cell>
          <table:table-cell table:style-name="Таблица4.A1" office:value-type="string">
            <text:p text:style-name="P16"/>
          </table:table-cell>
          <table:table-cell table:style-name="Таблица4.C3" office:value-type="string">
            <text:p text:style-name="P40"/>
          </table:table-cell>
        </table:table-row>
        <table:table-row table:style-name="Таблица4.1">
          <table:table-cell table:style-name="Таблица4.A1" office:value-type="string">
            <text:p text:style-name="P43">Заполненных календарных планов работ</text:p>
          </table:table-cell>
          <table:table-cell table:style-name="Таблица4.A1" office:value-type="string">
            <text:p text:style-name="P16"/>
          </table:table-cell>
          <table:table-cell table:style-name="Таблица4.C1" office:value-type="string">
            <text:p text:style-name="P40"/>
          </table:table-cell>
        </table:table-row>
      </table:table>
      <text:p text:style-name="P5"/>
      <text:list xml:id="list1714735070" text:continue-numbering="true" text:style-name="WW8Num6">
        <text:list-item>
          <text:p text:style-name="P57">Комментарии:</text:p>
        </text:list-item>
      </text:list>
      <text:p text:style-name="P58"><text:tab/><text:tab/></text:p>
      <text:p text:style-name="P58"><text:tab/><text:tab/></text:p>
      <text:p text:style-name="P58"><text:tab/><text:tab/></text:p>
      <text:p text:style-name="P58"><text:tab/><text:tab/></text:p>
      <text:p text:style-name="P58"><text:tab/><text:tab/></text:p>
      <text:p text:style-name="P5"><text:tab/><text:tab/></text:p>
      <text:p text:style-name="P3"/>
      <text:p text:style-name="P48">Члены коммисии:</text:p>
      <text:p text:style-name="P48"><text:tab/><text:tab/><text:tab/><text:tab/><text:tab/><text:tab/><text:tab/><text:tab/><text:tab/>_____________ <text:s/><text:span text:style-name="T1">А.Ф Поздеева</text:span></text:p>
      <text:p text:style-name="P50"><text:tab/><text:tab/><text:tab/><text:tab/><text:tab/><text:tab/><text:tab/><text:tab/><text:tab/>Подпись <text:tab/><text:tab/><text:tab/>ФИО</text:p>
      <text:p text:style-name="P51"><text:tab/><text:tab/><text:tab/><text:tab/><text:tab/><text:tab/><text:tab/><text:tab/><text:tab/>_____________ <text:s/><text:span text:style-name="T1">Г.В. Петрова</text:span></text:p>
      <text:p text:style-name="P50"><text:tab/><text:tab/><text:tab/><text:tab/><text:tab/><text:tab/><text:tab/><text:tab/><text:tab/>Подпись <text:tab/><text:tab/><text:tab/>ФИО</text:p>
      <text:p text:style-name="P51"><text:span text:style-name="T1">Зав. каф. ${doc.chair_abbr}</text:span> <text:tab/><text:tab/><text:tab/><text:tab/><text:tab/><text:tab/><text:tab/>_____________ <text:s/><text:span text:style-name="T16">${doc.chair_chief}</text:span></text:p>
      <text:p text:style-name="P53"><text:tab/><text:tab/><text:tab/><text:tab/><text:tab/><text:tab/><text:tab/><text:tab/><text:tab/>Подпись <text:tab/><text:tab/><text:tab/>ФИО</text:p>
      <text:p text:style-name="P51"><text:span text:style-name="T1">Отв. за ГПО на каф. ${doc.chair_abbr} </text:span><text:tab/><text:tab/><text:tab/><text:tab/><text:tab/>_____________ <text:s/><text:span text:style-name="T1">${doc.mentor}</text:span></text:p>
      <text:p text:style-name="P53"><text:tab/><text:tab/><text:tab/><text:tab/><text:tab/><text:tab/><text:tab/><text:tab/><text:tab/>Подпись <text:tab/><text:tab/><text:tab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2" style:font-name-complex="Courier New2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avid</meta:initial-creator>
    <meta:creation-date>2007-06-15T00:05:44</meta:creation-date>
    <dc:date>2011-10-05T12:20:35</dc:date>
    <dc:language>en-AU</dc:language>
    <meta:editing-cycles>565</meta:editing-cycles>
    <meta:editing-duration>PT08H03M20S</meta:editing-duration>
    <meta:document-statistic meta:table-count="4" meta:image-count="0" meta:object-count="0" meta:page-count="2" meta:paragraph-count="85" meta:word-count="306" meta:character-count="2434"/>
    <meta:user-defined meta:name="Info 1"/>
    <meta:user-defined meta:name="Info 2"/>
    <meta:user-defined meta:name="Info 3"/>
    <meta:user-defined meta:name="Info 4"/>
  </office:meta>
</office:document-meta>
</file>